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9.922cm" svg:y="1.641cm">
            <draw:object draw:notify-on-update-of-ranges="Sheet1.B1:Sheet1.B1 Sheet1.B2:Sheet1.B15 Sheet1.D1:Sheet1.D1 Sheet1.D2:Sheet1.D15 Sheet1.F1:Sheet1.F1 Sheet1.F2:Sheet1.F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Slow – Cache</text:p>
          </table:table-cell>
          <table:table-cell office:value-type="string" calcext:value-type="string">
            <text:p>Slow – Time</text:p>
          </table:table-cell>
          <table:table-cell office:value-type="string" calcext:value-type="string">
            <text:p>Fast – Cache</text:p>
          </table:table-cell>
          <table:table-cell office:value-type="string" calcext:value-type="string">
            <text:p>Fast – Time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94732" calcext:value-type="float">
            <text:p>2094732</text:p>
          </table:table-cell>
          <table:table-cell office:value-type="float" office:value="0.390061789" calcext:value-type="float">
            <text:p>0.390061789</text:p>
          </table:table-cell>
          <table:table-cell office:value-type="float" office:value="592317" calcext:value-type="float">
            <text:p>592317</text:p>
          </table:table-cell>
          <table:table-cell office:value-type="float" office:value="0.249301189" calcext:value-type="float">
            <text:p>0.249301189</text:p>
          </table:table-cell>
          <table:table-cell table:formula="of:=[.D2]-[.F2]" office:value-type="float" office:value="0.1407606" calcext:value-type="float">
            <text:p>0.140760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802822" calcext:value-type="float">
            <text:p>21802822</text:p>
          </table:table-cell>
          <table:table-cell office:value-type="float" office:value="1.604469469" calcext:value-type="float">
            <text:p>1.604469469</text:p>
          </table:table-cell>
          <table:table-cell office:value-type="float" office:value="12261964" calcext:value-type="float">
            <text:p>12261964</text:p>
          </table:table-cell>
          <table:table-cell office:value-type="float" office:value="1.18862958" calcext:value-type="float">
            <text:p>1.18862958</text:p>
          </table:table-cell>
          <table:table-cell table:formula="of:=[.D3]-[.F3]" office:value-type="float" office:value="0.415839889" calcext:value-type="float">
            <text:p>0.41583988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177773" calcext:value-type="float">
            <text:p>18177773</text:p>
          </table:table-cell>
          <table:table-cell office:value-type="float" office:value="2.144802142" calcext:value-type="float">
            <text:p>2.144802142</text:p>
          </table:table-cell>
          <table:table-cell office:value-type="float" office:value="6702061" calcext:value-type="float">
            <text:p>6702061</text:p>
          </table:table-cell>
          <table:table-cell office:value-type="float" office:value="1.134735411" calcext:value-type="float">
            <text:p>1.134735411</text:p>
          </table:table-cell>
          <table:table-cell table:formula="of:=[.D4]-[.F4]" office:value-type="float" office:value="1.010066731" calcext:value-type="float">
            <text:p>1.01006673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569896" calcext:value-type="float">
            <text:p>3569896</text:p>
          </table:table-cell>
          <table:table-cell office:value-type="float" office:value="1.764858456" calcext:value-type="float">
            <text:p>1.764858456</text:p>
          </table:table-cell>
          <table:table-cell office:value-type="float" office:value="1945415" calcext:value-type="float">
            <text:p>1945415</text:p>
          </table:table-cell>
          <table:table-cell office:value-type="float" office:value="0.926208831" calcext:value-type="float">
            <text:p>0.926208831</text:p>
          </table:table-cell>
          <table:table-cell table:formula="of:=[.D5]-[.F5]" office:value-type="float" office:value="0.838649625" calcext:value-type="float">
            <text:p>0.83864962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5616302" calcext:value-type="float">
            <text:p>5616302</text:p>
          </table:table-cell>
          <table:table-cell office:value-type="float" office:value="3.313527879" calcext:value-type="float">
            <text:p>3.313527879</text:p>
          </table:table-cell>
          <table:table-cell office:value-type="float" office:value="2835634" calcext:value-type="float">
            <text:p>2835634</text:p>
          </table:table-cell>
          <table:table-cell office:value-type="float" office:value="1.645520233" calcext:value-type="float">
            <text:p>1.645520233</text:p>
          </table:table-cell>
          <table:table-cell table:formula="of:=[.D6]-[.F6]" office:value-type="float" office:value="1.668007646" calcext:value-type="float">
            <text:p>1.66800764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9484542" calcext:value-type="float">
            <text:p>9484542</text:p>
          </table:table-cell>
          <table:table-cell office:value-type="float" office:value="6.393450697" calcext:value-type="float">
            <text:p>6.393450697</text:p>
          </table:table-cell>
          <table:table-cell office:value-type="float" office:value="4560161" calcext:value-type="float">
            <text:p>4560161</text:p>
          </table:table-cell>
          <table:table-cell office:value-type="float" office:value="3.056544056" calcext:value-type="float">
            <text:p>3.056544056</text:p>
          </table:table-cell>
          <table:table-cell table:formula="of:=[.D7]-[.F7]" office:value-type="float" office:value="3.336906641" calcext:value-type="float">
            <text:p>3.336906641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0277744" calcext:value-type="float">
            <text:p>20277744</text:p>
          </table:table-cell>
          <table:table-cell office:value-type="float" office:value="12.377741805" calcext:value-type="float">
            <text:p>12.377741805</text:p>
          </table:table-cell>
          <table:table-cell office:value-type="float" office:value="7173413" calcext:value-type="float">
            <text:p>7173413</text:p>
          </table:table-cell>
          <table:table-cell office:value-type="float" office:value="5.937062289" calcext:value-type="float">
            <text:p>5.937062289</text:p>
          </table:table-cell>
          <table:table-cell table:formula="of:=[.D8]-[.F8]" office:value-type="float" office:value="6.440679516" calcext:value-type="float">
            <text:p>6.440679516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35105391" calcext:value-type="float">
            <text:p>35105391</text:p>
          </table:table-cell>
          <table:table-cell office:value-type="float" office:value="25.506746526" calcext:value-type="float">
            <text:p>25.506746526</text:p>
          </table:table-cell>
          <table:table-cell office:value-type="float" office:value="14995359" calcext:value-type="float">
            <text:p>14995359</text:p>
          </table:table-cell>
          <table:table-cell office:value-type="float" office:value="11.774833447" calcext:value-type="float">
            <text:p>11.774833447</text:p>
          </table:table-cell>
          <table:table-cell table:formula="of:=[.D9]-[.F9]" office:value-type="float" office:value="13.731913079" calcext:value-type="float">
            <text:p>13.731913079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73705380" calcext:value-type="float">
            <text:p>73705380</text:p>
          </table:table-cell>
          <table:table-cell office:value-type="float" office:value="52.029094064" calcext:value-type="float">
            <text:p>52.029094064</text:p>
          </table:table-cell>
          <table:table-cell office:value-type="float" office:value="34512376" calcext:value-type="float">
            <text:p>34512376</text:p>
          </table:table-cell>
          <table:table-cell office:value-type="float" office:value="23.98055979" calcext:value-type="float">
            <text:p>23.98055979</text:p>
          </table:table-cell>
          <table:table-cell table:formula="of:=[.D10]-[.F10]" office:value-type="float" office:value="28.048534274" calcext:value-type="float">
            <text:p>28.048534274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82938108" calcext:value-type="float">
            <text:p>182938108</text:p>
          </table:table-cell>
          <table:table-cell office:value-type="float" office:value="107.060192555" calcext:value-type="float">
            <text:p>107.060192555</text:p>
          </table:table-cell>
          <table:table-cell office:value-type="float" office:value="74225168" calcext:value-type="float">
            <text:p>74225168</text:p>
          </table:table-cell>
          <table:table-cell office:value-type="float" office:value="49.691767105" calcext:value-type="float">
            <text:p>49.691767105</text:p>
          </table:table-cell>
          <table:table-cell table:formula="of:=[.D11]-[.F11]" office:value-type="float" office:value="57.36842545" calcext:value-type="float">
            <text:p>57.3684254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553633532" calcext:value-type="float">
            <text:p>553633532</text:p>
          </table:table-cell>
          <table:table-cell office:value-type="float" office:value="225.785007897" calcext:value-type="float">
            <text:p>225.785007897</text:p>
          </table:table-cell>
          <table:table-cell office:value-type="float" office:value="169722226" calcext:value-type="float">
            <text:p>169722226</text:p>
          </table:table-cell>
          <table:table-cell office:value-type="float" office:value="108.241273243" calcext:value-type="float">
            <text:p>108.241273243</text:p>
          </table:table-cell>
          <table:table-cell table:formula="of:=[.D12]-[.F12]" office:value-type="float" office:value="117.543734654" calcext:value-type="float">
            <text:p>117.543734654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426320885" calcext:value-type="float">
            <text:p>1426320885</text:p>
          </table:table-cell>
          <table:table-cell office:value-type="float" office:value="488.79858486" calcext:value-type="float">
            <text:p>488.79858486</text:p>
          </table:table-cell>
          <table:table-cell office:value-type="float" office:value="424290685" calcext:value-type="float">
            <text:p>424290685</text:p>
          </table:table-cell>
          <table:table-cell office:value-type="float" office:value="242.589936187" calcext:value-type="float">
            <text:p>242.589936187</text:p>
          </table:table-cell>
          <table:table-cell table:formula="of:=[.D13]-[.F13]" office:value-type="float" office:value="246.208648673" calcext:value-type="float">
            <text:p>246.208648673</text:p>
          </table:table-cell>
        </table:table-row>
        <table:table-row table:style-name="ro1">
          <table:table-cell/>
          <table:table-cell table:formula="of:=8*1024" office:value-type="float" office:value="8192" calcext:value-type="float">
            <text:p>8192</text:p>
          </table:table-cell>
          <table:table-cell office:value-type="float" office:value="3102396680" calcext:value-type="float">
            <text:p>3102396680</text:p>
          </table:table-cell>
          <table:table-cell office:value-type="float" office:value="1178.101341492" calcext:value-type="float">
            <text:p>1178.101341492</text:p>
          </table:table-cell>
          <table:table-cell office:value-type="float" office:value="1122974715" calcext:value-type="float">
            <text:p>1122974715</text:p>
          </table:table-cell>
          <table:table-cell office:value-type="float" office:value="574.005280496" calcext:value-type="float">
            <text:p>574.0052804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</meta:initial-creator>
    <meta:creation-date>2015-03-04T22:36:56.486442511</meta:creation-date>
    <dc:date>2015-03-05T14:35:57.078066814</dc:date>
    <dc:creator>Tyler </dc:creator>
    <meta:editing-duration>PT15H31M48S</meta:editing-duration>
    <meta:editing-cycles>2</meta:editing-cycles>
    <meta:generator>LibreOffice/4.2.7.2$Linux_X86_64 LibreOffice_project/420m0$Build-2</meta:generator>
    <meta:document-statistic meta:table-count="1" meta:cell-count="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3.952cm" style:legend-expansion="high" chart:style-name="ch2"/>
        <chart:plot-area chart:style-name="ch3" table:cell-range-address="Sheet1.B1:Sheet1.B15 Sheet1.D1:Sheet1.D15 Sheet1.F1:Sheet1.F15" chart:data-source-has-labels="both" svg:x="0.32cm" svg:y="0.18cm" svg:width="12.164cm" svg:height="8.64cm">
          <chartooo:coordinate-region svg:x="1.312cm" svg:y="0.38cm" svg:width="11.172cm" svg:height="7.793cm"/>
          <chart:axis chart:dimension="x" chart:name="primary-x" chart:style-name="ch4" chartooo:axis-type="auto">
            <chartooo:date-scale/>
            <chart:categories table:cell-range-address="Sheet1.B2:Sheet1.B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5" chart:label-cell-address="Sheet1.D1:Sheet1.D1" chart:class="chart:line">
            <chart:data-point chart:repeated="14"/>
          </chart:series>
          <chart:series chart:style-name="ch7" chart:values-cell-range-address="Sheet1.F2:Sheet1.F15" chart:label-cell-address="Sheet1.F1:Sheet1.F1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w – Time</text:p>
                <draw:g>
                  <svg:desc>Sheet1.D1:Sheet1.D1</svg:desc>
                </draw:g>
              </table:table-cell>
              <table:table-cell office:value-type="string">
                <text:p>Fast – Tim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B2:Sheet1.B15</svg:desc>
                </draw:g>
              </table:table-cell>
              <table:table-cell office:value-type="float" office:value="0.390061789">
                <text:p>0.390061789</text:p>
                <draw:g>
                  <svg:desc>Sheet1.D2:Sheet1.D15</svg:desc>
                </draw:g>
              </table:table-cell>
              <table:table-cell office:value-type="float" office:value="0.249301189">
                <text:p>0.249301189</text:p>
                <draw:g>
                  <svg:desc>Sheet1.F2:Sheet1.F15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04469469">
                <text:p>1.604469469</text:p>
              </table:table-cell>
              <table:table-cell office:value-type="float" office:value="1.18862958">
                <text:p>1.188629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144802142">
                <text:p>2.144802142</text:p>
              </table:table-cell>
              <table:table-cell office:value-type="float" office:value="1.134735411">
                <text:p>1.13473541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764858456">
                <text:p>1.764858456</text:p>
              </table:table-cell>
              <table:table-cell office:value-type="float" office:value="0.926208831">
                <text:p>0.92620883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313527879">
                <text:p>3.313527879</text:p>
              </table:table-cell>
              <table:table-cell office:value-type="float" office:value="1.645520233">
                <text:p>1.6455202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.393450697">
                <text:p>6.393450697</text:p>
              </table:table-cell>
              <table:table-cell office:value-type="float" office:value="3.056544056">
                <text:p>3.05654405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.377741805">
                <text:p>12.377741805</text:p>
              </table:table-cell>
              <table:table-cell office:value-type="float" office:value="5.937062289">
                <text:p>5.93706228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.506746526">
                <text:p>25.506746526</text:p>
              </table:table-cell>
              <table:table-cell office:value-type="float" office:value="11.774833447">
                <text:p>11.77483344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2.029094064">
                <text:p>52.029094064</text:p>
              </table:table-cell>
              <table:table-cell office:value-type="float" office:value="23.98055979">
                <text:p>23.9805597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07.060192555">
                <text:p>107.060192555</text:p>
              </table:table-cell>
              <table:table-cell office:value-type="float" office:value="49.691767105">
                <text:p>49.69176710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25.785007897">
                <text:p>225.785007897</text:p>
              </table:table-cell>
              <table:table-cell office:value-type="float" office:value="108.241273243">
                <text:p>108.24127324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488.79858486">
                <text:p>488.79858486</text:p>
              </table:table-cell>
              <table:table-cell office:value-type="float" office:value="242.589936187">
                <text:p>242.58993618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178.101341492">
                <text:p>1178.101341492</text:p>
              </table:table-cell>
              <table:table-cell office:value-type="float" office:value="574.005280496">
                <text:p>574.005280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